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6" draw:id="id6" draw:layer="layout" svg:width="7.4cm" svg:height="1.3cm" svg:x="10.7cm" svg:y="13.9cm">
          <text:p text:style-name="P1"><text:span text:style-name="T1">bus_space I/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5.3cm" svg:height="2.9cm" svg:x="2.3cm" svg:y="16.4cm">
          <text:p text:style-name="P3"><text:span text:style-name="T1">ハードウェア</text:span></text:p>
          <text:p text:style-name="P3"><text:span text:style-name="T1">レジスタ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9cm" svg:height="10.1cm" svg:x="1.7cm" svg:y="1.5cm">
          <text:p text:style-name="P1"><text:span text:style-name="T1">ehci_softc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8.68cm" svg:height="2.1cm" svg:x="19.32cm" svg:y="1.6cm">
          <text:p text:style-name="P1"><text:span text:style-name="T1">wakeup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4.41cm" svg:y1="9cm" svg:x2="19.3cm" svg:y2="7.75cm" draw:start-shape="id1" draw:start-glue-point="0" draw:end-shape="id2" svg:d="m14410 9000 4890-1250" svg:viewBox="0 0 4891 1251">
          <text:p/>
        </draw:connector>
        <draw:custom-shape draw:style-name="gr1" draw:text-style-name="P2" draw:layer="layout" svg:width="5.4cm" svg:height="1.7cm" svg:x="2.5cm" svg:y="3.4cm">
          <text:p text:style-name="P1"><text:span text:style-name="T1">sc_eint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5.3cm">
          <text:p text:style-name="P1"><text:span text:style-name="T1">sc_async_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7.2cm">
          <text:p text:style-name="P1"><text:span text:style-name="T1">sc_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1.7cm" svg:x="2.5cm" svg:y="9.1cm">
          <text:p text:style-name="P1"><text:span text:style-name="T1">sc_intrx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5.8cm" svg:height="1.8cm" svg:x="8.6cm" svg:y="17cm">
          <text:p text:style-name="P1"><text:span text:style-name="T1">EHCI_USBS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5.8cm" svg:height="1.8cm" svg:x="15.1cm" svg:y="17cm">
          <text:p text:style-name="P1"><text:span text:style-name="T1">EHCI_USBINT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68cm" svg:height="2.1cm" svg:x="19.3cm" svg:y="4.1cm">
          <text:p text:style-name="P1"><text:span text:style-name="T1">usb_schedsoftintr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8.68cm" svg:height="2.1cm" svg:x="19.3cm" svg:y="6.7cm">
          <text:p text:style-name="P1"><text:span text:style-name="T1">ehci_pcd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6.58cm" svg:height="3.4cm" svg:x="11.12cm" svg:y="9cm">
          <text:p text:style-name="P1"><text:span text:style-name="T1">ehci_intr1() </text:span><text:span text:style-name="T1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4.41cm" svg:y1="9cm" svg:x2="19.3cm" svg:y2="5.15cm" draw:start-shape="id1" draw:start-glue-point="0" draw:end-shape="id3" draw:end-glue-point="3" svg:d="m14410 9000 4890-3850" svg:viewBox="0 0 4891 3851">
          <text:p/>
        </draw:connector>
        <draw:connector draw:style-name="gr4" draw:text-style-name="P1" draw:layer="layout" draw:type="line" svg:x1="14.41cm" svg:y1="9cm" svg:x2="19.32cm" svg:y2="2.65cm" draw:start-shape="id1" draw:start-glue-point="0" draw:end-shape="id4" draw:end-glue-point="3" svg:d="m14410 9000 4910-6350" svg:viewBox="0 0 4911 6351">
          <text:p/>
        </draw:connector>
        <draw:connector draw:style-name="gr4" draw:text-style-name="P1" draw:layer="layout" draw:type="line" svg:x1="14.41cm" svg:y1="9cm" svg:x2="8.6cm" svg:y2="6.55cm" draw:start-shape="id1" draw:start-glue-point="0" draw:end-shape="id5" draw:end-glue-point="1" svg:d="m14410 9000-5810-2450" svg:viewBox="0 0 5811 2451">
          <text:p/>
        </draw:connector>
        <draw:connector draw:style-name="gr4" draw:text-style-name="P1" draw:layer="layout" draw:type="line" svg:x1="14.4cm" svg:y1="15.2cm" svg:x2="18cm" svg:y2="17cm" draw:start-shape="id6" draw:start-glue-point="2" draw:end-shape="id7" draw:end-glue-point="0" svg:d="m14400 15200 3600 1800" svg:viewBox="0 0 3601 1801">
          <text:p/>
        </draw:connector>
        <draw:connector draw:style-name="gr4" draw:text-style-name="P1" draw:layer="layout" draw:type="line" svg:x1="14.4cm" svg:y1="15.2cm" svg:x2="11.5cm" svg:y2="17cm" draw:start-shape="id6" draw:start-glue-point="2" draw:end-shape="id8" draw:end-glue-point="0" svg:d="m14400 15200-2900 1800" svg:viewBox="0 0 2901 1801">
          <text:p/>
        </draw:connector>
        <draw:custom-shape draw:style-name="gr6" draw:text-style-name="P2" draw:layer="layout" svg:width="8.1cm" svg:height="3.9cm" svg:x="9.2cm" svg:y="1.4cm">
          <text:p text:style-name="P2"><text:span text:style-name="T1">ここらへんの関数は</text:span></text:p>
          <text:p text:style-name="P2"><text:span text:style-name="T1">もっと抽象化しないと</text:span></text:p>
          <text:p text:style-name="P2"><text:span text:style-name="T1">きれいにならない</text:span><text:span text:style-name="T1">...</text:span></text:p>
          <draw:enhanced-geometry svg:viewBox="0 0 21600 21600" draw:text-areas="800 800 20800 20800" draw:type="round-rectangular-callout" draw:modifiers="29020.4172324404 3571.39195078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8.1cm" svg:height="3.4cm" svg:x="19.2cm" svg:y="10.9cm">
          <text:p text:style-name="P2"><text:span text:style-name="T1">bus_space_*()</text:span><text:span text:style-name="T1">関数を</text:span></text:p>
          <text:p text:style-name="P2"><text:span text:style-name="T1">使ってハード</text:span><text:span text:style-name="T1">/</text:span><text:span text:style-name="T1">ソフト</text:span></text:p>
          <text:p text:style-name="P2"><text:span text:style-name="T1">の橋渡しするだけ</text:span></text:p>
          <draw:enhanced-geometry svg:viewBox="0 0 21600 21600" draw:text-areas="800 800 20800 20800" draw:type="round-rectangular-callout" draw:modifiers="-6087.24848784101 5881.09379594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draw:type="line" svg:x1="14.41cm" svg:y1="12.4cm" svg:x2="14.4cm" svg:y2="13.9cm" draw:start-shape="id1" draw:start-glue-point="2" draw:end-shape="id6" draw:end-glue-point="0" svg:d="m14410 12400-10 1500" svg:viewBox="0 0 1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22T19:09:23</dc:date>
    <dc:creator>Okabe Kiwamu</dc:creator>
    <meta:editing-duration>PT2H5M54S</meta:editing-duration>
    <meta:editing-cycles>151</meta:editing-cycles>
    <meta:generator>LibreOffice/3.6$Linux_X86_64 LibreOffice_project/360m1$Build-1</meta:generator>
    <meta:document-statistic meta:object-count="22"/>
  </office:meta>
</office:document-meta>
</file>